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gr1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g draw:style-name="gr3">
          <draw:custom-shape draw:name="Database" draw:style-name="gr4" draw:text-style-name="P4" draw:layer="layout" svg:width="8.244cm" svg:height="12cm" svg:x="2.168cm" svg:y="4.99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5" draw:text-style-name="P5" draw:layer="layout" svg:width="8.618cm" svg:height="1.686cm" svg:x="1.981cm" svg:y="13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5" draw:text-style-name="P5" draw:layer="layout" svg:width="8.618cm" svg:height="1.686cm" svg:x="1.981cm" svg:y="12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5" draw:text-style-name="P5" draw:layer="layout" svg:width="8.618cm" svg:height="1.686cm" svg:x="1.98cm" svg:y="10.9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5" draw:text-style-name="P5" draw:layer="layout" svg:width="8.618cm" svg:height="1.686cm" svg:x="1.981cm" svg:y="9.4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5" draw:text-style-name="P5" draw:layer="layout" svg:width="8.618cm" svg:height="1.686cm" svg:x="1.98cm" svg:y="7.997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frame draw:style-name="gr6" draw:text-style-name="P7" draw:layer="layout" svg:width="7cm" svg:height="2.453cm" svg:x="2.781cm" svg:y="5.936cm">
            <draw:text-box>
              <text:p text:style-name="P6"><text:span text:style-name="T2">InvertedIndex </text:span></text:p>
            </draw:text-box>
          </draw:frame>
          <draw:g draw:style-name="gr3">
            <draw:custom-shape draw:style-name="gr7" draw:text-style-name="P8" draw:layer="layout" svg:width="4.496cm" svg:height="4.498cm" svg:x="2.543cm" svg:y="7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9" draw:layer="layout" svg:width="3.747cm" svg:height="3.486cm" svg:x="3.024cm" svg:y="8.634cm">
              <draw:text-box>
                <text:p><text:span text:style-name="T3">plane <text:s/>would you <text:s text:c="2"/>prohibited objects <text:s/>you as may not take th no knives <text:s/>guns spears <text:s/>armthin</text:span></text:p>
              </draw:text-box>
            </draw:frame>
            <draw:custom-shape draw:style-name="gr9" draw:text-style-name="P10" draw:layer="layout" svg:width="4.552cm" svg:height="4.496cm" svg:x="2.543cm" svg:y="8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1" draw:layer="layout" svg:x1="6.81cm" svg:y1="12.265cm" svg:x2="10.224cm" svg:y2="15.68cm">
              <text:p/>
            </draw:line>
            <draw:line draw:style-name="gr11" draw:text-style-name="P11" draw:layer="layout" svg:x1="6.526cm" svg:y1="11.981cm" svg:x2="10.224cm" svg:y2="15.68cm">
              <text:p/>
            </draw:line>
            <draw:custom-shape draw:style-name="gr12" draw:text-style-name="P12" draw:layer="layout" svg:width="4.552cm" svg:height="4.553cm" svg:x="2.543cm" svg:y="7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14" draw:layer="layout" svg:width="3.765cm" svg:height="3.373cm" svg:x="2.455cm" svg:y="12.207cm">
            <text:p text:style-name="P13"><text:span text:style-name="T4">I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range-x-minimum="6629" draw:handle-range-x-maximum="14971" draw:handle-position="$0 21600" draw:handle-position-x="$0" draw:handle-position-y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2H54M20S</meta:editing-duration>
    <meta:editing-cycles>10</meta:editing-cycles>
    <meta:generator>LibreOffice/25.2.7.2$Windows_X86_64 LibreOffice_project/5cbfd1ab6520636bb5f7b99185aa69bd7456825d</meta:generator>
    <dc:date>2026-01-06T13:59:48.205826000</dc:date>
    <meta:document-statistic meta:object-count="18"/>
  </office:meta>
</office:document-meta>
</file>